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6043in"/>
        </style:tab-stops>
      </style:paragraph-properties>
    </style:style>
    <style:style style:name="P2" style:family="paragraph" style:parent-style-name="Standard">
      <style:paragraph-properties fo:text-align="justify" style:justify-single-word="false">
        <style:tab-stops>
          <style:tab-stop style:position="2.6043in"/>
        </style:tab-stops>
      </style:paragraph-properties>
      <style:text-properties officeooo:paragraph-rsid="0016e43a"/>
    </style:style>
    <style:style style:name="P3" style:family="paragraph" style:parent-style-name="Standard">
      <style:paragraph-properties fo:text-align="justify" style:justify-single-word="false">
        <style:tab-stops>
          <style:tab-stop style:position="2.6043in"/>
        </style:tab-stops>
      </style:paragraph-properties>
      <style:text-properties fo:language="es" fo:country="ES"/>
    </style:style>
    <style:style style:name="P4" style:family="paragraph" style:parent-style-name="Standard">
      <style:paragraph-properties fo:text-align="justify" style:justify-single-word="false">
        <style:tab-stops>
          <style:tab-stop style:position="2.6043in"/>
        </style:tab-stops>
      </style:paragraph-properties>
      <style:text-properties fo:font-size="12pt" style:font-size-asian="12pt" style:font-size-complex="12pt"/>
    </style:style>
    <style:style style:name="P5"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6e43a" officeooo:paragraph-rsid="001730a4"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730a4" officeooo:paragraph-rsid="001730a4" style:font-size-asian="12pt" style:font-weight-asian="normal" style:font-size-complex="12pt" style:font-weight-complex="normal"/>
    </style:style>
    <style:style style:name="P7" style:family="paragraph" style:parent-style-name="Standard" style:master-page-name="Standard">
      <style:paragraph-properties fo:text-align="center" style:justify-single-word="false" style:page-number="auto">
        <style:tab-stops>
          <style:tab-stop style:position="2.6043in"/>
        </style:tab-stops>
      </style:paragraph-properties>
      <style:text-properties fo:font-size="14pt" fo:language="es" fo:country="ES" fo:font-weight="bold" officeooo:rsid="00156b8c" style:font-size-asian="14pt" style:font-weight-asian="bold" style:font-size-complex="14pt"/>
    </style:style>
    <style:style style:name="P8" style:family="paragraph" style:parent-style-name="Standard">
      <style:paragraph-properties fo:text-align="justify" style:justify-single-word="false">
        <style:tab-stops>
          <style:tab-stop style:position="2.6043in"/>
        </style:tab-stops>
      </style:paragraph-properties>
      <style:text-properties fo:font-size="12pt" fo:language="es" fo:country="ES" style:font-size-asian="12pt" style:font-size-complex="12pt"/>
    </style:style>
    <style:style style:name="P9" style:family="paragraph" style:parent-style-name="Standard">
      <style:paragraph-properties fo:text-align="justify" style:justify-single-word="false">
        <style:tab-stops>
          <style:tab-stop style:position="2.6043in"/>
        </style:tab-stops>
      </style:paragraph-properties>
      <style:text-properties fo:font-size="12pt" fo:language="es" fo:country="ES" fo:font-weight="normal" officeooo:rsid="00156b8c" officeooo:paragraph-rsid="00156b8c" style:font-size-asian="10.5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2.6043in"/>
        </style:tab-stops>
      </style:paragraph-properties>
      <style:text-properties fo:font-size="12pt" fo:language="es" fo:country="ES" fo:font-weight="normal" officeooo:rsid="0016e43a" officeooo:paragraph-rsid="0016e43a" style:font-size-asian="10.5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6e43a" officeooo:paragraph-rsid="0016e43a" style:font-size-asian="10.5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2.6043in"/>
        </style:tab-stops>
      </style:paragraph-properties>
      <style:text-properties fo:font-size="12pt" fo:font-weight="normal" officeooo:paragraph-rsid="001b8030"/>
    </style:style>
    <style:style style:name="P13" style:family="paragraph" style:parent-style-name="Standard">
      <style:paragraph-properties fo:text-align="justify" style:justify-single-word="false">
        <style:tab-stops>
          <style:tab-stop style:position="2.6043in"/>
        </style:tab-stops>
      </style:paragraph-properties>
      <style:text-properties fo:font-size="14pt" fo:language="es" fo:country="ES" fo:font-weight="bold" style:font-size-asian="14pt" style:font-weight-asian="bold" style:font-size-complex="14pt"/>
    </style:style>
    <style:style style:name="P14" style:family="paragraph" style:parent-style-name="Standard">
      <style:paragraph-properties fo:text-align="center" style:justify-single-word="false">
        <style:tab-stops>
          <style:tab-stop style:position="2.6043in"/>
        </style:tab-stops>
      </style:paragraph-properties>
      <style:text-properties fo:font-size="14pt" fo:language="es" fo:country="ES" fo:font-weight="bold" style:font-size-asian="14pt" style:font-weight-asian="bold" style:font-size-complex="14pt"/>
    </style:style>
    <style:style style:name="P15" style:family="paragraph" style:parent-style-name="Standard">
      <style:paragraph-properties fo:text-align="justify" style:justify-single-word="false">
        <style:tab-stops>
          <style:tab-stop style:position="2.6043in"/>
        </style:tab-stops>
      </style:paragraph-properties>
    </style:style>
    <style:style style:name="P16" style:family="paragraph" style:parent-style-name="Standard">
      <style:paragraph-properties fo:text-align="justify" style:justify-single-word="false">
        <style:tab-stops>
          <style:tab-stop style:position="2.6043in"/>
        </style:tab-stops>
      </style:paragraph-properties>
      <style:text-properties fo:language="es" fo:country="ES"/>
    </style:style>
    <style:style style:name="T1" style:family="text">
      <style:text-properties fo:language="es" fo:country="ES"/>
    </style:style>
    <style:style style:name="T2" style:family="text">
      <style:text-properties fo:language="es" fo:country="ES" officeooo:rsid="00156b8c"/>
    </style:style>
    <style:style style:name="T3" style:family="text">
      <style:text-properties fo:language="es" fo:country="ES" officeooo:rsid="001730a4"/>
    </style:style>
    <style:style style:name="T4" style:family="text">
      <style:text-properties fo:language="es" fo:country="ES" style:text-underline-style="none"/>
    </style:style>
    <style:style style:name="T5" style:family="text">
      <style:text-properties fo:language="es" fo:country="ES" officeooo:rsid="001730a4" style:font-size-asian="10.5pt" style:font-weight-asian="normal" style:font-size-complex="12pt" style:font-weight-complex="normal"/>
    </style:style>
    <style:style style:name="T6" style:family="text">
      <style:text-properties fo:language="es" fo:country="ES" officeooo:rsid="001b8030" style:font-size-asian="10.5pt" style:font-weight-asian="normal" style:font-size-complex="12pt" style:font-weight-complex="normal"/>
    </style:style>
    <style:style style:name="T7" style:family="text">
      <style:text-properties fo:language="es" fo:country="ES" officeooo:rsid="0020bb9b" style:font-size-asian="10.5pt" style:font-weight-asian="normal" style:font-size-complex="12pt" style:font-weight-complex="normal"/>
    </style:style>
    <style:style style:name="T8" style:family="text">
      <style:text-properties fo:font-size="12pt" fo:language="es" fo:country="ES" style:font-size-asian="12pt" style:font-size-complex="12pt"/>
    </style:style>
    <style:style style:name="T9" style:family="text">
      <style:text-properties fo:font-size="12pt" fo:language="es" fo:country="ES" fo:font-weight="normal" officeooo:rsid="0016e43a" style:font-size-asian="10.5pt" style:font-weight-asian="normal" style:font-size-complex="12pt" style:font-weight-complex="normal"/>
    </style:style>
    <style:style style:name="T10" style:family="text">
      <style:text-properties fo:font-size="12pt" fo:language="es" fo:country="ES" fo:font-weight="normal" officeooo:rsid="001730a4" style:font-size-asian="10.5pt" style:font-weight-asian="normal" style:font-size-complex="12pt" style:font-weight-complex="normal"/>
    </style:style>
    <style:style style:name="T11" style:family="text">
      <style:text-properties fo:font-size="12pt" fo:language="es" fo:country="ES" fo:font-weight="normal" officeooo:rsid="001800c6" style:font-size-asian="10.5pt" style:font-weight-asian="normal" style:font-size-complex="12pt" style:font-weight-complex="normal"/>
    </style:style>
    <style:style style:name="T12" style:family="text">
      <style:text-properties officeooo:rsid="001b8030"/>
    </style:style>
    <style:style style:name="T13" style:family="text">
      <style:text-properties fo:font-variant="normal" fo:text-transform="none" fo:color="#242729" style:font-name="Consolas" fo:font-size="9.75pt" fo:letter-spacing="normal" fo:font-style="normal"/>
    </style:style>
    <style:style style:name="T14" style:family="text">
      <style:text-properties officeooo:rsid="001bdf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ción</text:p>
      <text:p text:style-name="P4"><text:span text:style-name="T1">Dado un árbol de directorios que </text:span><text:span text:style-name="T2">se</text:span><text:span text:style-name="T1"> </text:span><text:span text:style-name="T2">obtiene</text:span><text:span text:style-name="T1"> a partir de un directorio o archivo raíz, </text:span><text:span text:style-name="T2">se recorre</text:span><text:span text:style-name="T1"> dicho árbol recolectando los paths </text:span><text:span text:style-name="T2">encontrados</text:span><text:span text:style-name="T1"> desde la raíz hasta cada una de las hojas. </text:span><text:span text:style-name="T2">Luego se procede</text:span><text:span text:style-name="T1"> a revisar todos los caminos, que están formados por los nombres de los directorios que lo componen concatenado con el nombre del archivo que representa la hoja (si la opción fue habilitada), y </text:span><text:span text:style-name="T2">se encuentra</text:span><text:span text:style-name="T1">, si existen, todos los palíndromos ubicados dentro de ellos. </text:span></text:p>
      <text:p text:style-name="P8">El informe estará dividido en 5 secciones en las cuales se explicará cómo compilar y correr el programa, la estructura general de la solución, la estrategia utilizada para la creación de procesos hijos, cómo comunicamos y sincronizamos los procesos utilizados y cómo manejamos la cadena de caracteres que almacena los caminos del árbo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Sección 1: Cómo Compilar y Correr el Programa</text:p>
      <text:p text:style-name="P9">Para realizar la compilación del programa se creó un makefile que al ejecutar la instrucción “make” crea un archivo llamado “arbol” ejecutable que realiza la solución al problema dado. Para correr el programa debe ejecutarse la instrucción “./arbol” seguida de los flags opcionales dados en el enunciado del proyecto.</text:p>
      <text:p text:style-name="P9"/>
      <text:p text:style-name="P13">Sección 2: Estructura General de la Solución</text:p>
      <text:p text:style-name="P4"><text:span text:style-name="T1">Para el problema </text:span><text:span text:style-name="T2">dado</text:span><text:span text:style-name="T1"> creamos un grafo no dirigido implícito definido de la siguiente manera: un nodo es cada uno de los archivos o directorios que componen el árbol, y una relación es todo par (x,y) tal que x es un directorio que apunta a y, o viceversa. Una vez construido el grafo procedemos a implementar el algoritmo DFS sobre él, partiendo desde la raíz, con la variación de que no utilizamos el atributo de visitados de los nodos, ya que por la estructura de árbol dos caminos distintos no pueden </text:span><text:span text:style-name="T2">interceptarse</text:span><text:span text:style-name="T1">, y a medida que avanzamos en el grafo concatenamos el nombre del nodo actual en un arreglo de caracteres que contiene el camino que se ha recorrido para cada nodo. </text:span></text:p>
      <text:p text:style-name="P8">Una vez alcanzada una hoja, o llegado al límite de altura introducido como flag, no se sigue extendiendo el camino actual y se procede a escribir en un archivo el contenido en la cadena de caracteres acumulado hasta el nodo en que nos encontramos, incluyendo este si no es un archivo o, si es un archivo, si la opción fue habilitada. Una vez se hayan visitado todas las hojas del árbol, o todos los nodos cuya altura es igual a la altura máxima, se procede a leer el archivo, línea por línea y, por cada una de ellas, se hayan todos los palíndromos que se encuentren en su interior.</text:p>
      <text:p text:style-name="P8"/>
      <text:p text:style-name="P13">Sección 3: Creación de Procesos Hijo</text:p>
      <text:p text:style-name="P8">Para realizar el recorrido del árbol explicado en la sección anterior decidimos emplear una función de creación recursiva de procesos llamada “navegar_directorio”, para la cual uno de los parámetros ingresados es la ruta de un directorio. Dicha función crea un proceso hijo del proceso que la llama, la cual abre el directorio y, para cada uno de los elementos encontrados en él, revisa si es un directorio o un archivo. Si el elemento que se encuentra en el directorio pasado como parámetro es a su vez un directorio procedemos llamar de nuevo a la función, esta vez con el directorio actual como parámetro, con lo cual seguiremos creando procesos que explorarán el directorio.</text:p>
      <text:p text:style-name="P8"><text:soft-page-break/></text:p>
      <text:p text:style-name="P13">Sección 4: Comunicación y Sincronización Entre Procesos</text:p>
      <text:p text:style-name="P8">La comunicación entre proceso se lleva a cabo, como mencionamos con anterioridad, a través de un archivo. Éste sirve como lugar común entre los procesos para que en él puedan escribir los caminos obtenidos, facilitando así la búsqueda de los palíndromos. </text:p>
      <text:p text:style-name="P8">Para la sincronización de procesos nuestra estrategia fue aprovechar la estructura del DFS, la cual consiste en una exploración no uniforme del grafo. Esto lo hace al ir expandiendo todos los nodos del grafo que va localizando, formando un camino definido. Cuando ya no se puede seguir expandiendo se devuelve por el camino hasta que consiga un nodo que alcance a nodos que no hayan sido visitados previamente, al cual expande para seguir formando caminos.</text:p>
      <text:p text:style-name="P8">Gracias a la estructura antes mencionada, como la expansión de los nodos es uno a la vez, de manera ordenada, sabemos que dos procesos no se van a ejecutar en simultáneo ya que los directorios, que son los nodos, cuentan con un solo proceso como máximo cada uno y el programa no se encuentra explorando más de un directorio a la vez. El proceso de los directorios a los cuales se ha explorado al menos un elemento se le aplica la función wait(), con la cual esperamos que todos sus elementos sean explorados. Luego de que ésto ocurra procedemos a matar dicho proceso con la función <text:span text:style-name="T14">exit</text:span>(<text:span text:style-name="T14">0</text:span>).</text:p>
      <text:p text:style-name="P1"><text:span text:style-name="T8">Como todos los procesos asociados a directorios que no se están explorando se les aplica wait(), y sólo hay un directorio a la vez que está siendo explorado, sabemos que no pueden haber dos procesos ejecutándose al mismo tiempo, por lo que no ocurrirá un problema de sección crítica.</text:span><text:span text:style-name="T1"> <text:s/></text:span></text:p>
      <text:p text:style-name="P1"><text:span text:style-name="T1"/></text:p>
      <text:p text:style-name="P13">Sección 5: Manejo de Caracteres</text:p>
      <text:p text:style-name="P12"><text:span text:style-name="T5">Los strings utilizados para las rutas de directorios se crearon con un tamaño fijo según la variable del sistema “PATH_MAX”, </text:span><text:span text:style-name="T6">que está definida y se obtiene de la librería linux/limits.h y sirve como una cota superior para la longitud de </text:span><text:span text:style-name="T7">una</text:span><text:span text:style-name="T6"> ruta,</text:span><text:span text:style-name="T5"> de esta forma se evita trabajar con arreglos dinámicos de strings.</text:span></text:p>
      <text:p text:style-name="P6"><text:span text:style-name="T1">La manera en la que se manejaron los strings para hallar los palíndromos existentes en una palabra está basado en el Algoritmo de Manacher, el cuál encuentra en tiempo lineal el número de palíndromos distintos que existen en una cadena, para ello se define un arreglo en donde cada bloque representará una letra de la palabra, en el cual se colocará un número que representara el centro del palindromo (en caso de ser impar) y dicho numero </text:span><text:soft-page-break/><text:span text:style-name="T1">significara la longitud del palindromo desde el centro hacía la derecha y la izquierda. Para hallar el centro se recorre cada letra y luego se van comparando las letras que le rodean, tanto por izquierda como por derecha al mismo paso, y en el momento en que sean diferentes se guarda en el bloque que representa el centro del palindromo el numero de pasos el cual indica la longitud del palindromo, y así con cada letra. Luego se lee dicho arreglo y se hallan los substrings a través de una función que recibe la palabra completa, la posición en que comienza el substring y su longitud, para después imprimirse. Para el caso de los palíndromos pares el procedimiento es el mismo, pero la diferencia es que en el arreglo, como no tiene un centro de una letra sino de dos, entonces la longitud se guarda en el bloque correspondiente a la letra derecha del par que componen el medio del palindromo. Tanto los palíndromos pares y los impares se obtienen a través de dos funciones respectivamente, los cuales retornan el número de palíndromos encontrados y de esta manera, si no se encuentran palíndromos, tenemos que la suma de los resultados que retornan ambas funciones sería 0 por lo que se reporta que ningún palíndromo fue encontrad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Conclusión</text:p>
      <text:p text:style-name="P10">En el proceso de desarrollo de la solución al problema, se presentó la interrogante de como crear procesos de manera concurrente para lograr explorar rutas de forma simultánea y así lograr un mejor rendimiento. Dada la complejidad de una solución como ésta, se optó por utilizar una estructura más sencilla que permitía la correcta ejecución del programa.</text:p>
      <text:p text:style-name="P11"><text:span text:style-name="T1">La solución propuesta ofrece una ejecución con creación de procesos y con acceso a los i-nodos de linux, sin embargo, no utiliza mecanismos de comunicación como pipes o de sincronización como semáforos que nos hubiese gustado explorar más a fondo.</text:span></text:p>
      <text:p text:style-name="P5"><text:span text:style-name="T3">Investigando sobre la implementación de los distintos métodos de creación/comunicación/sincronización de procesos </text:span><text:span text:style-name="T1">logramos entender de manera rápida y práctica el </text:span><text:span text:style-name="T4">funcionamiento</text:span><text:span text:style-name="T1"> de los sistemas de directorios, además de la creación y el uso de procesos y la comunicación y sincronización entre éstos. Conocimiento muy valioso que nos ayudará en incontables aspectos de nuestra vida profesional.</text:span></text:p>
      <text:p text:style-name="P2"><text:span text:style-name="T9">El realizar un proyecto con </text:span><text:span text:style-name="T11">creación</text:span><text:span text:style-name="T9"> de procesos nos hizo entender la dificultad que implica crearlos y nos hizo reflexionar acerca de la posibilidad de resolver el problema con hilos, </text:span><text:span text:style-name="T10">l</text:span><text:span text:style-name="T11">o</text:span><text:span text:style-name="T9"> cual ser</text:span><text:span text:style-name="T11">í</text:span><text:span text:style-name="T9">a más interesante de aplic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vitado</meta:initial-creator>
    <meta:editing-cycles>29</meta:editing-cycles>
    <meta:creation-date>2018-03-01T14:38:00</meta:creation-date>
    <dc:date>2018-03-02T18:19:39.499807467</dc:date>
    <meta:editing-duration>PT4H30M41S</meta:editing-duration>
    <meta:generator>LibreOffice/5.1.6.2$Linux_X86_64 LibreOffice_project/10m0$Build-2</meta:generator>
    <meta:document-statistic meta:table-count="0" meta:image-count="0" meta:object-count="0" meta:page-count="5" meta:paragraph-count="23" meta:word-count="1368" meta:character-count="8096" meta:non-whitespace-character-count="67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